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4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ce1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4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5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5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5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5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currency" office:currency="EUR" office:value="9.88" calcext:value-type="currency">
            <text:p>9,88 €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currency" office:currency="EUR" office:value="8" calcext:value-type="currency">
            <text:p>8,00 €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currency" office:currency="EUR" office:value="40" calcext:value-type="currency">
            <text:p>40,00 €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currency" office:currency="EUR" office:value="10" calcext:value-type="currency">
            <text:p>10,00 €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office:value-type="string" calcext:value-type="string">
            <text:p>Dax</text:p>
          </table:table-cell>
          <table:table-cell office:value-type="float" office:value="61" calcext:value-type="float">
            <text:p>61</text:p>
          </table:table-cell>
          <table:table-cell table:formula="of:=[.F80]+[.E81]" office:value-type="float" office:value="4651" calcext:value-type="float">
            <text:p>4651</text:p>
          </table:table-cell>
          <table:table-cell office:value-type="float" office:value="175" calcext:value-type="float">
            <text:p>175</text:p>
          </table:table-cell>
          <table:table-cell table:formula="of:=[.H80]+[.G81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currency" office:currency="EUR" office:value="11.81" calcext:value-type="currency">
            <text:p>11,81 €</text:p>
          </table:table-cell>
          <table:table-cell/>
          <table:table-cell table:style-name="ce17" table:formula="of:=[.J81]+[.K81]+[.L81]" office:value-type="currency" office:currency="EUR" office:value="50.81" calcext:value-type="currency">
            <text:p>50,81 €</text:p>
          </table:table-cell>
          <table:table-cell table:style-name="ce17" table:formula="of:=[.N80]+[.M81]" office:value-type="currency" office:currency="EUR" office:value="1832.96" calcext:value-type="currency">
            <text:p>1 832,96 €</text:p>
          </table:table-cell>
          <table:table-cell table:style-name="ce33" table:formula="of:=[.A81]*budgetjour-[.N81]" office:value-type="currency" office:currency="EUR" office:value="567.04" calcext:value-type="currency">
            <text:p>567,04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string" office:string-value="Dax" calcext:value-type="string">
            <text:p>Dax</text:p>
          </table:table-cell>
          <table:table-cell office:value-type="string" calcext:value-type="string">
            <text:p>Dax</text:p>
          </table:table-cell>
          <table:table-cell office:value-type="float" office:value="0" calcext:value-type="float">
            <text:p>0</text:p>
          </table:table-cell>
          <table:table-cell table:formula="of:=[.F81]+[.E82]" office:value-type="float" office:value="4651" calcext:value-type="float">
            <text:p>4651</text:p>
          </table:table-cell>
          <table:table-cell office:value-type="float" office:value="0" calcext:value-type="float">
            <text:p/>
          </table:table-cell>
          <table:table-cell table:formula="of:=[.H81]+[.G82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0.83" calcext:value-type="currency">
            <text:p>40,83 €</text:p>
          </table:table-cell>
          <table:table-cell table:formula="of:=3+15.55" office:value-type="currency" office:currency="EUR" office:value="18.55" calcext:value-type="currency">
            <text:p>18,55 €</text:p>
          </table:table-cell>
          <table:table-cell table:formula="of:=5.8+2+1.5" office:value-type="currency" office:currency="EUR" office:value="9.3" calcext:value-type="currency">
            <text:p>9,30 €</text:p>
          </table:table-cell>
          <table:table-cell table:style-name="ce17" table:formula="of:=[.J82]+[.K82]+[.L82]" office:value-type="currency" office:currency="EUR" office:value="68.68" calcext:value-type="currency">
            <text:p>68,68 €</text:p>
          </table:table-cell>
          <table:table-cell table:style-name="ce17" table:formula="of:=[.N81]+[.M82]" office:value-type="currency" office:currency="EUR" office:value="1901.64" calcext:value-type="currency">
            <text:p>1 901,64 €</text:p>
          </table:table-cell>
          <table:table-cell table:style-name="ce33" table:formula="of:=[.A82]*budgetjour-[.N82]" office:value-type="currency" office:currency="EUR" office:value="528.36" calcext:value-type="currency">
            <text:p>528,3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string" office:string-value="Dax" calcext:value-type="string">
            <text:p>Dax</text:p>
          </table:table-cell>
          <table:table-cell office:value-type="string" calcext:value-type="string">
            <text:p>Villeneuve-de-Marsan</text:p>
          </table:table-cell>
          <table:table-cell office:value-type="float" office:value="91" calcext:value-type="float">
            <text:p>91</text:p>
          </table:table-cell>
          <table:table-cell table:formula="of:=[.F82]+[.E83]" office:value-type="float" office:value="4742" calcext:value-type="float">
            <text:p>4742</text:p>
          </table:table-cell>
          <table:table-cell office:value-type="float" office:value="505" calcext:value-type="float">
            <text:p>505</text:p>
          </table:table-cell>
          <table:table-cell table:formula="of:=[.H82]+[.G83]" office:value-type="float" office:value="37920" calcext:value-type="float">
            <text:p>3792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16" calcext:value-type="currency">
            <text:p>3,16 €</text:p>
          </table:table-cell>
          <table:table-cell/>
          <table:table-cell table:style-name="ce17" table:formula="of:=[.J83]+[.K83]+[.L83]" office:value-type="currency" office:currency="EUR" office:value="3.16" calcext:value-type="currency">
            <text:p>3,16 €</text:p>
          </table:table-cell>
          <table:table-cell table:style-name="ce17" table:formula="of:=[.N82]+[.M83]" office:value-type="currency" office:currency="EUR" office:value="1904.8" calcext:value-type="currency">
            <text:p>1 904,80 €</text:p>
          </table:table-cell>
          <table:table-cell table:style-name="ce33" table:formula="of:=[.A83]*budgetjour-[.N83]" office:value-type="currency" office:currency="EUR" office:value="555.2" calcext:value-type="currency">
            <text:p>555,20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string" office:string-value="Villeneuve-de-Marsan" calcext:value-type="string">
            <text:p>Villeneuve-de-Marsan</text:p>
          </table:table-cell>
          <table:table-cell office:value-type="string" calcext:value-type="string">
            <text:p>Nérac</text:p>
          </table:table-cell>
          <table:table-cell office:value-type="float" office:value="75" calcext:value-type="float">
            <text:p>75</text:p>
          </table:table-cell>
          <table:table-cell table:formula="of:=[.F83]+[.E84]" office:value-type="float" office:value="4817" calcext:value-type="float">
            <text:p>4817</text:p>
          </table:table-cell>
          <table:table-cell office:value-type="float" office:value="512" calcext:value-type="float">
            <text:p>512</text:p>
          </table:table-cell>
          <table:table-cell table:formula="of:=[.H83]+[.G84]" office:value-type="float" office:value="38432" calcext:value-type="float">
            <text:p>38432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" calcext:value-type="currency">
            <text:p>11,2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84]+[.K84]+[.L84]" office:value-type="currency" office:currency="EUR" office:value="11.2" calcext:value-type="currency">
            <text:p>11,20 €</text:p>
          </table:table-cell>
          <table:table-cell table:style-name="ce17" table:formula="of:=[.N83]+[.M84]" office:value-type="currency" office:currency="EUR" office:value="1916" calcext:value-type="currency">
            <text:p>1 916,00 €</text:p>
          </table:table-cell>
          <table:table-cell table:style-name="ce33" table:formula="of:=[.A84]*budgetjour-[.N84]" office:value-type="currency" office:currency="EUR" office:value="574" calcext:value-type="currency">
            <text:p>574,00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string" office:string-value="Nérac" calcext:value-type="string">
            <text:p>Nérac</text:p>
          </table:table-cell>
          <table:table-cell office:value-type="string" calcext:value-type="string">
            <text:p>La Réole</text:p>
          </table:table-cell>
          <table:table-cell office:value-type="float" office:value="75" calcext:value-type="float">
            <text:p>75</text:p>
          </table:table-cell>
          <table:table-cell table:formula="of:=[.F84]+[.E85]" office:value-type="float" office:value="4892" calcext:value-type="float">
            <text:p>4892</text:p>
          </table:table-cell>
          <table:table-cell office:value-type="float" office:value="202" calcext:value-type="float">
            <text:p>202</text:p>
          </table:table-cell>
          <table:table-cell table:formula="of:=[.H84]+[.G85]" office:value-type="float" office:value="38634" calcext:value-type="float">
            <text:p>3863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4" calcext:value-type="currency">
            <text:p>7,40 €</text:p>
          </table:table-cell>
          <table:table-cell office:value-type="currency" office:currency="EUR" office:value="23.53" calcext:value-type="currency">
            <text:p>23,53 €</text:p>
          </table:table-cell>
          <table:table-cell/>
          <table:table-cell table:style-name="ce17" table:formula="of:=[.J85]+[.K85]+[.L85]" office:value-type="currency" office:currency="EUR" office:value="30.93" calcext:value-type="currency">
            <text:p>30,93 €</text:p>
          </table:table-cell>
          <table:table-cell table:style-name="ce17" table:formula="of:=[.N84]+[.M85]" office:value-type="currency" office:currency="EUR" office:value="1946.93" calcext:value-type="currency">
            <text:p>1 946,93 €</text:p>
          </table:table-cell>
          <table:table-cell table:style-name="ce33" table:formula="of:=[.A85]*budgetjour-[.N85]" office:value-type="currency" office:currency="EUR" office:value="573.07" calcext:value-type="currency">
            <text:p>573,07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string" office:string-value="La Réole" calcext:value-type="string">
            <text:p>La Réole</text:p>
          </table:table-cell>
          <table:table-cell office:value-type="string" calcext:value-type="string">
            <text:p>Saint-Magne</text:p>
          </table:table-cell>
          <table:table-cell office:value-type="float" office:value="97" calcext:value-type="float">
            <text:p>97</text:p>
          </table:table-cell>
          <table:table-cell table:formula="of:=[.F85]+[.E86]" office:value-type="float" office:value="4989" calcext:value-type="float">
            <text:p>4989</text:p>
          </table:table-cell>
          <table:table-cell office:value-type="float" office:value="430" calcext:value-type="float">
            <text:p>430</text:p>
          </table:table-cell>
          <table:table-cell table:formula="of:=[.H85]+[.G86]" office:value-type="float" office:value="39064" calcext:value-type="float">
            <text:p>3906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17" table:formula="of:=[.J86]+[.K86]+[.L86]" office:value-type="currency" office:currency="EUR" office:value="13" calcext:value-type="currency">
            <text:p>13,00 €</text:p>
          </table:table-cell>
          <table:table-cell table:style-name="ce17" table:formula="of:=[.N85]+[.M86]" office:value-type="currency" office:currency="EUR" office:value="1959.93" calcext:value-type="currency">
            <text:p>1 959,93 €</text:p>
          </table:table-cell>
          <table:table-cell table:style-name="ce33" table:formula="of:=[.A86]*budgetjour-[.N86]" office:value-type="currency" office:currency="EUR" office:value="590.07" calcext:value-type="currency">
            <text:p>590,07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string" office:string-value="Saint-Magne" calcext:value-type="string">
            <text:p>Saint-Magne</text:p>
          </table:table-cell>
          <table:table-cell office:value-type="string" calcext:value-type="string">
            <text:p>Bordeaux</text:p>
          </table:table-cell>
          <table:table-cell office:value-type="float" office:value="58" calcext:value-type="float">
            <text:p>58</text:p>
          </table:table-cell>
          <table:table-cell table:formula="of:=[.F86]+[.E87]" office:value-type="float" office:value="5047" calcext:value-type="float">
            <text:p>5047</text:p>
          </table:table-cell>
          <table:table-cell office:value-type="float" office:value="186" calcext:value-type="float">
            <text:p>186</text:p>
          </table:table-cell>
          <table:table-cell table:formula="of:=[.H86]+[.G87]" office:value-type="float" office:value="39250" calcext:value-type="float">
            <text:p>3925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6" calcext:value-type="currency">
            <text:p>36,00 €</text:p>
          </table:table-cell>
          <table:table-cell table:formula="of:=19.3+9.36" office:value-type="currency" office:currency="EUR" office:value="28.66" calcext:value-type="currency">
            <text:p>28,66 €</text:p>
          </table:table-cell>
          <table:table-cell/>
          <table:table-cell table:style-name="ce17" table:formula="of:=[.J87]+[.K87]+[.L87]" office:value-type="currency" office:currency="EUR" office:value="64.66" calcext:value-type="currency">
            <text:p>64,66 €</text:p>
          </table:table-cell>
          <table:table-cell table:style-name="ce17" table:formula="of:=[.N86]+[.M87]" office:value-type="currency" office:currency="EUR" office:value="2024.59" calcext:value-type="currency">
            <text:p>2 024,59 €</text:p>
          </table:table-cell>
          <table:table-cell table:style-name="ce33" table:formula="of:=[.A87]*budgetjour-[.N87]" office:value-type="currency" office:currency="EUR" office:value="555.41" calcext:value-type="currency">
            <text:p>555,4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string" office:string-value="Bordeaux" calcext:value-type="string">
            <text:p>Bordeaux</text:p>
          </table:table-cell>
          <table:table-cell office:value-type="string" calcext:value-type="string">
            <text:p>Bayas</text:p>
          </table:table-cell>
          <table:table-cell office:value-type="float" office:value="87" calcext:value-type="float">
            <text:p>87</text:p>
          </table:table-cell>
          <table:table-cell table:formula="of:=[.F87]+[.E88]" office:value-type="float" office:value="5134" calcext:value-type="float">
            <text:p>5134</text:p>
          </table:table-cell>
          <table:table-cell office:value-type="float" office:value="409" calcext:value-type="float">
            <text:p>409</text:p>
          </table:table-cell>
          <table:table-cell table:formula="of:=[.H87]+[.G88]" office:value-type="float" office:value="39659" calcext:value-type="float">
            <text:p>3965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66" calcext:value-type="currency">
            <text:p>12,66 €</text:p>
          </table:table-cell>
          <table:table-cell table:formula="of:=2+2.8+2.9+15.2" office:value-type="currency" office:currency="EUR" office:value="22.9" calcext:value-type="currency">
            <text:p>22,90 €</text:p>
          </table:table-cell>
          <table:table-cell/>
          <table:table-cell table:style-name="ce17" table:formula="of:=[.J88]+[.K88]+[.L88]" office:value-type="currency" office:currency="EUR" office:value="35.56" calcext:value-type="currency">
            <text:p>35,56 €</text:p>
          </table:table-cell>
          <table:table-cell table:style-name="ce17" table:formula="of:=[.N87]+[.M88]" office:value-type="currency" office:currency="EUR" office:value="2060.15" calcext:value-type="currency">
            <text:p>2 060,15 €</text:p>
          </table:table-cell>
          <table:table-cell table:style-name="ce33" table:formula="of:=[.A88]*budgetjour-[.N88]" office:value-type="currency" office:currency="EUR" office:value="549.85" calcext:value-type="currency">
            <text:p>549,85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string" office:string-value="Bayas" calcext:value-type="string">
            <text:p>Bayas</text:p>
          </table:table-cell>
          <table:table-cell office:value-type="string" calcext:value-type="string">
            <text:p>Sireuil</text:p>
          </table:table-cell>
          <table:table-cell office:value-type="float" office:value="85" calcext:value-type="float">
            <text:p>85</text:p>
          </table:table-cell>
          <table:table-cell table:formula="of:=[.F88]+[.E89]" office:value-type="float" office:value="5219" calcext:value-type="float">
            <text:p>5219</text:p>
          </table:table-cell>
          <table:table-cell office:value-type="float" office:value="622" calcext:value-type="float">
            <text:p>622</text:p>
          </table:table-cell>
          <table:table-cell table:formula="of:=[.H88]+[.G89]" office:value-type="float" office:value="40281" calcext:value-type="float">
            <text:p>4028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5" calcext:value-type="currency">
            <text:p>6,50 €</text:p>
          </table:table-cell>
          <table:table-cell table:formula="of:=0.95+15.3" office:value-type="currency" office:currency="EUR" office:value="16.25" calcext:value-type="currency">
            <text:p>16,25 €</text:p>
          </table:table-cell>
          <table:table-cell/>
          <table:table-cell table:style-name="ce17" table:formula="of:=[.J89]+[.K89]+[.L89]" office:value-type="currency" office:currency="EUR" office:value="22.75" calcext:value-type="currency">
            <text:p>22,75 €</text:p>
          </table:table-cell>
          <table:table-cell table:style-name="ce17" table:formula="of:=[.N88]+[.M89]" office:value-type="currency" office:currency="EUR" office:value="2082.9" calcext:value-type="currency">
            <text:p>2 082,90 €</text:p>
          </table:table-cell>
          <table:table-cell table:style-name="ce33" table:formula="of:=[.A89]*budgetjour-[.N89]" office:value-type="currency" office:currency="EUR" office:value="557.1" calcext:value-type="currency">
            <text:p>557,10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string" office:string-value="Sireuil" calcext:value-type="string">
            <text:p>Sireuil</text:p>
          </table:table-cell>
          <table:table-cell office:value-type="string" calcext:value-type="string">
            <text:p>Eymouthiers</text:p>
          </table:table-cell>
          <table:table-cell office:value-type="float" office:value="82" calcext:value-type="float">
            <text:p>82</text:p>
          </table:table-cell>
          <table:table-cell table:formula="of:=[.F89]+[.E90]" office:value-type="float" office:value="5301" calcext:value-type="float">
            <text:p>5301</text:p>
          </table:table-cell>
          <table:table-cell office:value-type="float" office:value="720" calcext:value-type="float">
            <text:p>720</text:p>
          </table:table-cell>
          <table:table-cell table:formula="of:=[.H89]+[.G90]" office:value-type="float" office:value="41001" calcext:value-type="float">
            <text:p>410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4+13.18" office:value-type="currency" office:currency="EUR" office:value="17.18" calcext:value-type="currency">
            <text:p>17,18 €</text:p>
          </table:table-cell>
          <table:table-cell office:value-type="currency" office:currency="EUR" office:value="13.8" calcext:value-type="currency">
            <text:p>13,80 €</text:p>
          </table:table-cell>
          <table:table-cell table:style-name="ce17" table:formula="of:=[.J90]+[.K90]+[.L90]" office:value-type="currency" office:currency="EUR" office:value="42.98" calcext:value-type="currency">
            <text:p>42,98 €</text:p>
          </table:table-cell>
          <table:table-cell table:style-name="ce17" table:formula="of:=[.N89]+[.M90]" office:value-type="currency" office:currency="EUR" office:value="2125.88" calcext:value-type="currency">
            <text:p>2 125,88 €</text:p>
          </table:table-cell>
          <table:table-cell table:style-name="ce33" table:formula="of:=[.A90]*budgetjour-[.N90]" office:value-type="currency" office:currency="EUR" office:value="544.12" calcext:value-type="currency">
            <text:p>544,12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string" office:string-value="Eymouthiers" calcext:value-type="string">
            <text:p>Eymouthiers</text:p>
          </table:table-cell>
          <table:table-cell office:value-type="string" calcext:value-type="string">
            <text:p>Availles-Limouzine</text:p>
          </table:table-cell>
          <table:table-cell office:value-type="float" office:value="75" calcext:value-type="float">
            <text:p>75</text:p>
          </table:table-cell>
          <table:table-cell table:formula="of:=[.F90]+[.E91]" office:value-type="float" office:value="5376" calcext:value-type="float">
            <text:p>5376</text:p>
          </table:table-cell>
          <table:table-cell office:value-type="float" office:value="1025" calcext:value-type="float">
            <text:p>1025</text:p>
          </table:table-cell>
          <table:table-cell table:formula="of:=[.H90]+[.G91]" office:value-type="float" office:value="42026" calcext:value-type="float">
            <text:p>4202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72" calcext:value-type="currency">
            <text:p>9,72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91]+[.K91]+[.L91]" office:value-type="currency" office:currency="EUR" office:value="9.72" calcext:value-type="currency">
            <text:p>9,72 €</text:p>
          </table:table-cell>
          <table:table-cell table:style-name="ce17" table:formula="of:=[.N90]+[.M91]" office:value-type="currency" office:currency="EUR" office:value="2135.6" calcext:value-type="currency">
            <text:p>2 135,60 €</text:p>
          </table:table-cell>
          <table:table-cell table:style-name="ce33" table:formula="of:=[.A91]*budgetjour-[.N91]" office:value-type="currency" office:currency="EUR" office:value="564.4" calcext:value-type="currency">
            <text:p>564,40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string" office:string-value="Availles-Limouzine" calcext:value-type="string">
            <text:p>Availles-Limouzine</text:p>
          </table:table-cell>
          <table:table-cell office:value-type="string" calcext:value-type="string">
            <text:p>Chatellerault</text:p>
          </table:table-cell>
          <table:table-cell office:value-type="float" office:value="100" calcext:value-type="float">
            <text:p>100</text:p>
          </table:table-cell>
          <table:table-cell table:formula="of:=[.F91]+[.E92]" office:value-type="float" office:value="5476" calcext:value-type="float">
            <text:p>5476</text:p>
          </table:table-cell>
          <table:table-cell office:value-type="float" office:value="755" calcext:value-type="float">
            <text:p>755</text:p>
          </table:table-cell>
          <table:table-cell table:formula="of:=[.H91]+[.G92]" office:value-type="float" office:value="42781" calcext:value-type="float">
            <text:p>42781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0.33" calcext:value-type="currency">
            <text:p>30,33 €</text:p>
          </table:table-cell>
          <table:table-cell office:value-type="currency" office:currency="EUR" office:value="21.41" calcext:value-type="currency">
            <text:p>21,41 €</text:p>
          </table:table-cell>
          <table:table-cell/>
          <table:table-cell table:style-name="ce17" table:formula="of:=[.J92]+[.K92]+[.L92]" office:value-type="currency" office:currency="EUR" office:value="51.74" calcext:value-type="currency">
            <text:p>51,74 €</text:p>
          </table:table-cell>
          <table:table-cell table:style-name="ce17" table:formula="of:=[.N91]+[.M92]" office:value-type="currency" office:currency="EUR" office:value="2187.34" calcext:value-type="currency">
            <text:p>2 187,34 €</text:p>
          </table:table-cell>
          <table:table-cell table:style-name="ce33" table:formula="of:=[.A92]*budgetjour-[.N92]" office:value-type="currency" office:currency="EUR" office:value="542.66" calcext:value-type="currency">
            <text:p>542,66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string" office:string-value="Chatellerault" calcext:value-type="string">
            <text:p>Chatellerault</text:p>
          </table:table-cell>
          <table:table-cell office:value-type="string" calcext:value-type="string">
            <text:p>Montlouis-sur-Loire</text:p>
          </table:table-cell>
          <table:table-cell office:value-type="float" office:value="95" calcext:value-type="float">
            <text:p>95</text:p>
          </table:table-cell>
          <table:table-cell table:formula="of:=[.F92]+[.E93]" office:value-type="float" office:value="5571" calcext:value-type="float">
            <text:p>5571</text:p>
          </table:table-cell>
          <table:table-cell office:value-type="float" office:value="446" calcext:value-type="float">
            <text:p>446</text:p>
          </table:table-cell>
          <table:table-cell table:formula="of:=[.H92]+[.G93]" office:value-type="float" office:value="43227" calcext:value-type="float">
            <text:p>432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55" calcext:value-type="currency">
            <text:p>8,55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93]+[.K93]+[.L93]" office:value-type="currency" office:currency="EUR" office:value="8.55" calcext:value-type="currency">
            <text:p>8,55 €</text:p>
          </table:table-cell>
          <table:table-cell table:style-name="ce17" table:formula="of:=[.N92]+[.M93]" office:value-type="currency" office:currency="EUR" office:value="2195.89" calcext:value-type="currency">
            <text:p>2 195,89 €</text:p>
          </table:table-cell>
          <table:table-cell table:style-name="ce33" table:formula="of:=[.A93]*budgetjour-[.N93]" office:value-type="currency" office:currency="EUR" office:value="564.11" calcext:value-type="currency">
            <text:p>564,11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string" office:string-value="Montlouis-sur-Loire" calcext:value-type="string">
            <text:p>Montlouis-sur-Loire</text:p>
          </table:table-cell>
          <table:table-cell office:value-type="string" calcext:value-type="string">
            <text:p>Beaugency</text:p>
          </table:table-cell>
          <table:table-cell office:value-type="float" office:value="98" calcext:value-type="float">
            <text:p>98</text:p>
          </table:table-cell>
          <table:table-cell table:formula="of:=[.F93]+[.E94]" office:value-type="float" office:value="5669" calcext:value-type="float">
            <text:p>5669</text:p>
          </table:table-cell>
          <table:table-cell office:value-type="float" office:value="516" calcext:value-type="float">
            <text:p>516</text:p>
          </table:table-cell>
          <table:table-cell table:formula="of:=[.H93]+[.G94]" office:value-type="float" office:value="43743" calcext:value-type="float">
            <text:p>4374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2" calcext:value-type="currency">
            <text:p>8,20 €</text:p>
          </table:table-cell>
          <table:table-cell office:value-type="currency" office:currency="EUR" office:value="24.3" calcext:value-type="currency">
            <text:p>24,30 €</text:p>
          </table:table-cell>
          <table:table-cell/>
          <table:table-cell table:style-name="ce17" table:formula="of:=[.J94]+[.K94]+[.L94]" office:value-type="currency" office:currency="EUR" office:value="32.5" calcext:value-type="currency">
            <text:p>32,50 €</text:p>
          </table:table-cell>
          <table:table-cell table:style-name="ce17" table:formula="of:=[.N93]+[.M94]" office:value-type="currency" office:currency="EUR" office:value="2228.39" calcext:value-type="currency">
            <text:p>2 228,39 €</text:p>
          </table:table-cell>
          <table:table-cell table:style-name="ce33" table:formula="of:=[.A94]*budgetjour-[.N94]" office:value-type="currency" office:currency="EUR" office:value="561.61" calcext:value-type="currency">
            <text:p>561,61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string" office:string-value="Beaugency" calcext:value-type="string">
            <text:p>Beaugency</text:p>
          </table:table-cell>
          <table:table-cell office:value-type="string" calcext:value-type="string">
            <text:p>Pithiviers</text:p>
          </table:table-cell>
          <table:table-cell office:value-type="float" office:value="82" calcext:value-type="float">
            <text:p>82</text:p>
          </table:table-cell>
          <table:table-cell table:formula="of:=[.F94]+[.E95]" office:value-type="float" office:value="5751" calcext:value-type="float">
            <text:p>5751</text:p>
          </table:table-cell>
          <table:table-cell office:value-type="float" office:value="288" calcext:value-type="float">
            <text:p>288</text:p>
          </table:table-cell>
          <table:table-cell table:formula="of:=[.H94]+[.G95]" office:value-type="float" office:value="44031" calcext:value-type="float">
            <text:p>44031</text:p>
          </table:table-cell>
          <table:table-cell office:value-type="string" calcext:value-type="string">
            <text:p>Camping</text:p>
          </table:table-cell>
          <table:table-cell/>
          <table:table-cell table:formula="of:=5.9+16.41" office:value-type="currency" office:currency="EUR" office:value="22.31" calcext:value-type="currency">
            <text:p>22,31 €</text:p>
          </table:table-cell>
          <table:table-cell/>
          <table:table-cell table:style-name="ce17" table:formula="of:=[.J95]+[.K95]+[.L95]" office:value-type="currency" office:currency="EUR" office:value="22.31" calcext:value-type="currency">
            <text:p>22,31 €</text:p>
          </table:table-cell>
          <table:table-cell table:style-name="ce17" table:formula="of:=[.N94]+[.M95]" office:value-type="currency" office:currency="EUR" office:value="2250.7" calcext:value-type="currency">
            <text:p>2 250,70 €</text:p>
          </table:table-cell>
          <table:table-cell table:style-name="ce33" table:formula="of:=[.A95]*budgetjour-[.N95]" office:value-type="currency" office:currency="EUR" office:value="569.3" calcext:value-type="currency">
            <text:p>569,30 €</text:p>
          </table:table-cell>
          <table:table-cell table:number-columns-repeated="1005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7" table:formula="of:=[.B95]+1" office:value-type="date" office:date-value="2021-09-03" calcext:value-type="date">
            <text:p>ven. 3 sept.</text:p>
          </table:table-cell>
          <table:table-cell table:style-name="ce23" table:formula="of:=[.D95]" office:value-type="string" office:string-value="Pithiviers" calcext:value-type="string">
            <text:p>Pithiviers</text:p>
          </table:table-cell>
          <table:table-cell office:value-type="string" calcext:value-type="string">
            <text:p>Cachan</text:p>
          </table:table-cell>
          <table:table-cell office:value-type="float" office:value="85" calcext:value-type="float">
            <text:p>85</text:p>
          </table:table-cell>
          <table:table-cell table:formula="of:=[.F95]+[.E96]" office:value-type="float" office:value="5836" calcext:value-type="float">
            <text:p>5836</text:p>
          </table:table-cell>
          <table:table-cell office:value-type="float" office:value="407" calcext:value-type="float">
            <text:p>407</text:p>
          </table:table-cell>
          <table:table-cell table:formula="of:=[.H95]+[.G96]" office:value-type="float" office:value="44438" calcext:value-type="float">
            <text:p>44438</text:p>
          </table:table-cell>
          <table:table-cell office:value-type="string" calcext:value-type="string">
            <text:p>Maison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/>
          <table:table-cell table:style-name="ce17" table:formula="of:=[.J96]+[.K96]+[.L96]" office:value-type="currency" office:currency="EUR" office:value="0" calcext:value-type="currency">
            <text:p>0,00 €</text:p>
          </table:table-cell>
          <table:table-cell table:style-name="ce17" table:formula="of:=[.N95]+[.M96]" office:value-type="currency" office:currency="EUR" office:value="2250.7" calcext:value-type="currency">
            <text:p>2 250,70 €</text:p>
          </table:table-cell>
          <table:table-cell table:style-name="ce33" table:formula="of:=[.A96]*budgetjour-[.N96]" office:value-type="currency" office:currency="EUR" office:value="599.3" calcext:value-type="currency">
            <text:p>599,30 €</text:p>
          </table:table-cell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25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10:29:32.5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4T10:31:09.714000000</dc:date>
    <meta:editing-duration>P9DT12H23M39S</meta:editing-duration>
    <meta:editing-cycles>162</meta:editing-cycles>
    <meta:generator>LibreOffice/7.0.2.2$Windows_X86_64 LibreOffice_project/8349ace3c3162073abd90d81fd06dcfb6b36b994</meta:generator>
    <meta:document-statistic meta:table-count="4" meta:cell-count="1615" meta:object-count="0"/>
    <meta:user-defined meta:name="Info 1"/>
    <meta:user-defined meta:name="Info 2"/>
    <meta:user-defined meta:name="Info 3"/>
    <meta:user-defined meta:name="Info 4"/>
  </office:meta>
</office:document-meta>
</file>